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d9b7e" officeooo:paragraph-rsid="000d9b7e" style:font-weight-asian="bold" style:font-weight-complex="bold"/>
    </style:style>
    <style:style style:name="P2" style:family="paragraph" style:parent-style-name="Standard">
      <style:text-properties fo:font-weight="bold" officeooo:rsid="000edc19" officeooo:paragraph-rsid="000edc19" style:font-weight-asian="bold" style:font-weight-complex="bold"/>
    </style:style>
    <style:style style:name="P3" style:family="paragraph" style:parent-style-name="Standard">
      <style:paragraph-properties fo:text-align="center" style:justify-single-word="false"/>
      <style:text-properties fo:font-weight="bold" officeooo:rsid="000edc19" officeooo:paragraph-rsid="000edc19" style:font-weight-asian="bold" style:font-weight-complex="bold"/>
    </style:style>
    <style:style style:name="P4" style:family="paragraph" style:parent-style-name="Standard">
      <style:text-properties fo:font-weight="bold" officeooo:rsid="0014f71b" officeooo:paragraph-rsid="0014f71b" style:font-weight-asian="bold" style:font-weight-complex="bold"/>
    </style:style>
    <style:style style:name="P5" style:family="paragraph" style:parent-style-name="Standard">
      <style:text-properties fo:font-weight="normal" officeooo:rsid="0010ccd8" officeooo:paragraph-rsid="001242e8"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242e8" style:font-weight-asian="normal" style:font-weight-complex="normal"/>
    </style:style>
    <style:style style:name="T3" style:family="text">
      <style:text-properties fo:font-weight="normal" officeooo:rsid="001429b0" style:font-weight-asian="normal" style:font-weight-complex="normal"/>
    </style:style>
    <style:style style:name="T4" style:family="text">
      <style:text-properties fo:font-weight="normal" officeooo:rsid="0014f71b" style:font-weight-asian="normal" style:font-weight-complex="normal"/>
    </style:style>
    <style:style style:name="T5" style:family="text">
      <style:text-properties officeooo:rsid="001242e8"/>
    </style:style>
    <style:style style:name="T6" style:family="text">
      <style:text-properties officeooo:rsid="001429b0"/>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mmary</text:p>
      <text:p text:style-name="P1"><text:span text:style-name="T1"><text:tab/>We have created a parallelized ray tracer in CUDA through the GPU. This ray tracer takes in a scene and outputs an rendered image. Because ray tracing must consider pixel calculations, the algorithm for ray tracing is time consuming. For this reason, the multithreaded parallelism offered by the GPU speeds up this process.</text:span></text:p>
      <text:p text:style-name="P1"/>
      <text:p text:style-name="P2">Introduction and Background</text:p>
      <text:p text:style-name="P2"><text:span text:style-name="T1"><text:tab/>When we approached this ray tracing program, we first needed to consider several data structures that would be used in the algorithm. The first data structure we used was the “Point” data structure, where each “Point” represented a particular pixel on the screen. This “Point” structure considers the 3-dimensional screen, so as such, each point contains an x, y, and z coordinate. This is necessary for the ray tracing computations, such as rotation, scaling, and translation. (TODO)</text:span></text:p>
      <text:p text:style-name="P2"><text:span text:style-name="T1"/></text:p>
      <text:p text:style-name="P2"><text:span text:style-name="T1"><text:tab/></text:span><text:span text:style-name="T4">After the “Point” data structure, we also have a “Ray” structure that represents a ray of light with that encounters an object. Once the light encounters an object, the distance is recorded and the color of the surface is also stored into the ray. Thus, the “Ray” structure contains a distance member, </text:span></text:p>
      <text:p text:style-name="P4"><text:span text:style-name="T1">and three integer members that represent the intensity of the colors Red, Blue, and Green. </text:span></text:p>
      <text:p text:style-name="P4"><text:span text:style-name="T1"/></text:p>
      <text:p text:style-name="P2"><text:span text:style-name="T1"><text:tab/>Another data structure that was commonly used in this program was the “</text:span><text:span text:style-name="T4">S</text:span><text:span text:style-name="T1">uperquadric” structure. </text:span><text:span text:style-name="T3">This structure contains the a position matrix, orientation matrix, and a scaling matrix, as well as two eccentricity values. The matrices are there to specify size, location, and orientation of the shape on the screen, while the eccentricity values indicate what shape the superquadric is.</text:span><text:span text:style-name="T1"> </text:span><text:span text:style-name="T2">The superquadric shape is an extension of Piet Hein's Lame curves and it contains two shape parameters, known as the east-west and north-south shape parameters </text:span><text:span text:style-name="T3">(the eccentricity parameters cover these)</text:span><text:span text:style-name="T2">. With these parameters, the superquadric ellipsoid can mimic the surfaces of several three-dimensional surfaces, such as spheres, cylinders, and cubes. For the ray tracer, the function that will be used to render the image of a superquadric will be the following: </text:span></text:p>
      <text:p text:style-name="P2"><text:span text:style-name="T1"/></text:p>
      <text:p text:style-name="P3"><text:span text:style-name="T1"><draw:frame draw:style-name="fr1" draw:name="Object1" text:anchor-type="as-char" svg:y="-0.172in" svg:width="3.2217in" svg:height="0.2201in" draw:z-index="0"><draw:object xlink:href="./Object 1" xlink:type="simple" xlink:show="embed" xlink:actuate="onLoad"/><draw:image xlink:href="./ObjectReplacements/Object 1" xlink:type="simple" xlink:show="embed" xlink:actuate="onLoad"/></draw:frame></text:span></text:p>
      <text:p text:style-name="P2"/>
      <text:p text:style-name="P5"><text:span text:style-name="T5"><text:tab/>The function “isq” represents an “inside-outside” function for the ray tracer. If the output of the function is greater than zero, then it is outside of the object. If the output is zero, then it is on the surface of the object. Lastly, if the output is less than zero, then it is inside the object. </text:span>The x, y, and z represent the pixel coordinates that are found through the “Point” data structure. The inputs “e” and “n” represent the eccentricity values of the surface. <text:span text:style-name="T5">The “e” represents an “east-west” eccentricity parameter, while the “n” represents a “north-south” eccentricity parameter. </text:span><text:s/><text:span text:style-name="T6">The class contains methods such as isq(Point *) and <text:s/>contains(Point *) that checks the position of a point with respect to the superquadric. </text:span></text:p>
      <text:p text:style-name="P5"/>
      <text:p text:style-name="P2">Approaches</text:p>
      <text:p text:style-name="P2"><text:span text:style-name="T1"><text:tab/>Languages: C++, CUDA</text:span></text:p>
      <text:p text:style-name="P2"><text:span text:style-name="T1"><text:tab/>Machines: UNIX machines</text:span></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Li</meta:initial-creator>
    <meta:creation-date>2015-05-30T00:12:38.305039522</meta:creation-date>
    <dc:date>2015-05-30T01:09:14.085163520</dc:date>
    <dc:creator>John Li</dc:creator>
    <meta:editing-duration>PT48M35S</meta:editing-duration>
    <meta:editing-cycles>5</meta:editing-cycles>
    <meta:generator>LibreOffice/4.2.8.2$Linux_X86_64 LibreOffice_project/420m0$Build-2</meta:generator>
    <meta:document-statistic meta:table-count="0" meta:image-count="0" meta:object-count="1" meta:page-count="1" meta:paragraph-count="12" meta:word-count="461" meta:character-count="2883" meta:non-whitespace-character-count="2420"/>
  </office:meta>
</office:document-meta>
</file>

<file path=Object 1/content.xml><?xml version="1.0" encoding="utf-8"?>
<math xmlns="http://www.w3.org/1998/Math/MathML" display="block">
  <semantics>
    <mrow>
      <mi mathvariant="italic">isq</mi>
      <mrow>
        <mrow>
          <mo fence="true" stretchy="false">(</mo>
          <mrow>
            <mrow>
              <mi>x</mi>
              <mi>,</mi>
              <mi>y</mi>
              <mi>,</mi>
              <mi>z</mi>
              <mi>,</mi>
              <mi>e</mi>
              <mi>,</mi>
              <mi>n</mi>
            </mrow>
          </mrow>
          <mo fence="true" stretchy="false">)</mo>
        </mrow>
        <mo stretchy="false">=</mo>
        <mrow>
          <msup>
            <mrow>
              <mo fence="true" stretchy="false">(</mo>
              <mrow>
                <mrow>
                  <msup>
                    <mrow>
                      <mo fence="true" stretchy="false">(</mo>
                      <mrow>
                        <msup>
                          <mi>x</mi>
                          <mn>2</mn>
                        </msup>
                      </mrow>
                      <mo fence="true" stretchy="false">)</mo>
                    </mrow>
                    <mrow>
                      <mn>1</mn>
                      <mo stretchy="false">/</mo>
                      <mi>e</mi>
                    </mrow>
                  </msup>
                  <mo stretchy="false">+</mo>
                  <msup>
                    <mrow>
                      <mo fence="true" stretchy="false">(</mo>
                      <mrow>
                        <msup>
                          <mi>y</mi>
                          <mn>2</mn>
                        </msup>
                      </mrow>
                      <mo fence="true" stretchy="false">)</mo>
                    </mrow>
                    <mrow>
                      <mn>1</mn>
                      <mo stretchy="false">/</mo>
                      <mi>e</mi>
                    </mrow>
                  </msup>
                </mrow>
              </mrow>
              <mo fence="true" stretchy="false">)</mo>
            </mrow>
            <mrow>
              <mi>e</mi>
              <mo stretchy="false">/</mo>
              <mi>n</mi>
            </mrow>
          </msup>
          <mo stretchy="false">+</mo>
          <msup>
            <mrow>
              <mo fence="true" stretchy="false">(</mo>
              <mrow>
                <msup>
                  <mi>z</mi>
                  <mn>2</mn>
                </msup>
              </mrow>
              <mo fence="true" stretchy="false">)</mo>
            </mrow>
            <mrow>
              <mn>1</mn>
              <mo stretchy="false">/</mo>
              <mi>n</mi>
            </mrow>
          </msup>
          <mo stretchy="false">−</mo>
          <mn>1</mn>
        </mrow>
      </mrow>
    </mrow>
    <annotation encoding="StarMath 5.0">isq( x, y, z, e, n) =  ( ( x^{2})^{1/e} + (y^{2})^{1/e})^{e/n} + ( z^2 )^{1/n} - 1</annotation>
  </semantics>
</math>
</file>